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0"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1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1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1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2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21"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2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2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24"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2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2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2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28"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2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3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31"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32"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33" style:family="paragraph" style:parent-style-name="Standard" style:list-style-name="L5">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34"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35"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36"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37"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38" style:family="paragraph" style:parent-style-name="Standard" style:list-style-name="L6">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39"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4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41"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2"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43"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44" style:family="paragraph" style:parent-style-name="Standard" style:list-style-name="L5"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45" style:family="paragraph" style:parent-style-name="Standard" style:list-style-name="L6"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46"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47"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48"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217a22" officeooo:paragraph-rsid="00418cb1" style:font-size-asian="10.5pt" style:font-size-complex="12pt"/>
    </style:style>
    <style:style style:name="P49"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P50" style:family="paragraph" style:parent-style-name="Standard">
      <style:paragraph-properties fo:margin-top="0in" fo:margin-bottom="0.5in" style:contextual-spacing="false" fo:text-align="center" style:justify-single-word="false"/>
      <style:text-properties fo:font-size="12pt" style:text-underline-style="none" officeooo:rsid="000e443f" officeooo:paragraph-rsid="004d73ce"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fo:font-weight="normal" style:font-weight-asian="normal" style:font-weight-complex="normal"/>
    </style:style>
    <style:style style:name="T13" style:family="text">
      <style:text-properties fo:font-weight="normal" officeooo:rsid="001cd27a" style:font-weight-asian="normal" style:font-weight-complex="normal"/>
    </style:style>
    <style:style style:name="T14" style:family="text">
      <style:text-properties officeooo:rsid="001fc755"/>
    </style:style>
    <style:style style:name="T15" style:family="text">
      <style:text-properties officeooo:rsid="0020d5fd"/>
    </style:style>
    <style:style style:name="T16" style:family="text">
      <style:text-properties officeooo:rsid="00217a22"/>
    </style:style>
    <style:style style:name="T17" style:family="text">
      <style:text-properties officeooo:rsid="0025b23f"/>
    </style:style>
    <style:style style:name="T18" style:family="text">
      <style:text-properties officeooo:rsid="00275caa"/>
    </style:style>
    <style:style style:name="T19" style:family="text">
      <style:text-properties officeooo:rsid="002ad42b"/>
    </style:style>
    <style:style style:name="T20" style:family="text">
      <style:text-properties officeooo:rsid="002c2fa7"/>
    </style:style>
    <style:style style:name="T21" style:family="text">
      <style:text-properties officeooo:rsid="0031adf2"/>
    </style:style>
    <style:style style:name="T22" style:family="text">
      <style:text-properties officeooo:rsid="003275a5"/>
    </style:style>
    <style:style style:name="T23" style:family="text">
      <style:text-properties officeooo:rsid="00334d52"/>
    </style:style>
    <style:style style:name="T24" style:family="text">
      <style:text-properties officeooo:rsid="003434fa"/>
    </style:style>
    <style:style style:name="T25" style:family="text">
      <style:text-properties officeooo:rsid="0037e2d5"/>
    </style:style>
    <style:style style:name="T26" style:family="text">
      <style:text-properties officeooo:rsid="003d11b7"/>
    </style:style>
    <style:style style:name="T27" style:family="text">
      <style:text-properties officeooo:rsid="00422826"/>
    </style:style>
    <style:style style:name="T28" style:family="text">
      <style:text-properties officeooo:rsid="004707f5"/>
    </style:style>
    <style:style style:name="T29" style:family="text">
      <style:text-properties officeooo:rsid="00495f54"/>
    </style:style>
    <style:style style:name="T30" style:family="text">
      <style:text-properties officeooo:rsid="004c3222"/>
    </style:style>
    <style:style style:name="T31" style:family="text">
      <style:text-properties officeooo:rsid="004e22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31">KotC </text:span>Card Building Guide</text:p>
      <text:p text:style-name="P50">1st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9">Constructing Abilities</text:p>
      <text:p text:style-name="P2">Abilities are composed of as many as four components:</text:p>
      <text:list xml:id="list3812723347001223516" text:style-name="L1">
        <text:list-item>
          <text:p text:style-name="P21">One activation condition (optional)</text:p>
        </text:list-item>
        <text:list-item>
          <text:p text:style-name="P21">One activation cost (optional)</text:p>
        </text:list-item>
        <text:list-item>
          <text:p text:style-name="P21">One target selection (optional)</text:p>
        </text:list-item>
        <text:list-item>
          <text:p text:style-name="P46">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a variable (indicated as “[x]”) in them. You are to choose a number for each of these components, replace “[x]” with the chosen number, and replace any “x” in the component's cost <text:span text:style-name="T26"><text:s/>- cost_cost</text:span>with the same number.<text:span text:style-name="T12"> </text:span><text:span text:style-name="T13">Variable amounts must be positive, non-zero integers.</text:span> You should also change any plurals to singular if you choose the number “1”.</text:p>
      <text:p text:style-name="P3">If you choose to not give any abilities to a creature, use the text, “This card has no abilities.”</text:p>
      <text:p text:style-name="P10">Resource Cost</text:p>
      <text:p text:style-name="P12"><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activation cost has a designated relief</text:span><text:span text:style-name="T2">, listed on the following pages in parentheses </text:span><text:span text:style-name="T4">after the respective</text:span><text:span text:style-name="T2"> card text.</text:span></text:p>
      <text:p text:style-name="P11"><text:soft-page-break/><text:span text:style-name="T2">To determine the resource cost of a creature, </text:span><text:span text:style-name="T3">add together the creature's offense, defens</text:span><text:span text:style-name="T6">e </text:span><text:span text:style-name="T7">divided by </text:span><text:span text:style-name="T11">5</text:span><text:span text:style-name="T3">, and ability cost, then round up to the next integer </text:span><text:span text:style-name="T6">if it isn't one already</text:span><text:span text:style-name="T3">. If less than 1, </text:span><text:span text:style-name="T7">set</text:span><text:span text:style-name="T3"> to 1.</text:span></text:p>
      <text:p text:style-name="P13"><text:span text:style-name="T2">To determine the resource cost of a spell, </text:span><text:span text:style-name="T3">divide</text:span><text:span text:style-name="T2"> the spell's ability cost </text:span><text:span text:style-name="T3">by 2 and then round up to the next integer. If less than 1, set to 1. This is the spell's resource cost.</text:span></text:p>
      <text:p text:style-name="P13"><text:span text:style-name="T2">To determine an ability cost for either a creature or a spell, </text:span><text:span text:style-name="T9">subtract the activation cost relief, if any, from the sum total of all effect costs </text:span><text:span text:style-name="T10">plus the target selection cost, if any</text:span><text:span text:style-name="T3">. If </text:span><text:span text:style-name="T8">less than</text:span><text:span text:style-name="T3"> 1, </text:span><text:span text:style-name="T8">set to 1</text:span><text:span text:style-name="T3">.</text:span></text:p>
      <text:p text:style-name="P14"><text:span text:style-name="T3">O</text:span><text:span text:style-name="T2">r, to put it in mathematical terms (using Python programming syntax):</text:span></text:p>
      <text:list xml:id="list3743725588819142522" text:style-name="L2">
        <text:list-item>
          <text:p text:style-name="P48">ability_cost = <text:span text:style-name="T26">max(1, target_cost sum(effect_costs) - relief)</text:span></text:p>
        </text:list-item>
        <text:list-item>
          <text:p text:style-name="P49">creature_cost = max(1, math.ceil(offense + <text:span text:style-name="T28">(</text:span>defense / <text:span text:style-name="T19">5)</text:span> + sum(ability_costs)))</text:p>
        </text:list-item>
        <text:list-item>
          <text:p text:style-name="P47">spell_cost = max(1, math.ceil(ability_cost))</text:p>
        </text:list-item>
      </text:list>
      <text:p text:style-name="P15">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16"><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17">Activatio<text:span text:style-name="T14">n Conditions</text:span></text:p>
      <text:p text:style-name="P1"><text:span text:style-name="T14">Activation conditions</text:span> indicate special conditions under which the spell or ability is to be activated. If a spell or ability has a<text:span text:style-name="T14">n activation condition</text:span>, it may only be activated under that condition. Otherwise, it may only be activated during your own action phase. Only one <text:span text:style-name="T14">activation condition</text:span> can be used per ability.</text:p>
      <text:list xml:id="list2183479775215828508" text:style-name="L3">
        <text:list-item>
          <text:p text:style-name="P40">“Activate in response to an opponent's summon.”</text:p>
        </text:list-item>
        <text:list-item>
          <text:p text:style-name="P23">“Activate in response to an opponent's attack.”</text:p>
        </text:list-item>
        <text:list-item>
          <text:p text:style-name="P23">“Activate in response to an opponent's card effect.”</text:p>
        </text:list-item>
        <text:list-item>
          <text:p text:style-name="P26">“Activate when this in-play card is destroyed.”</text:p>
        </text:list-item>
        <text:list-item>
          <text:p text:style-name="P26">“Activate when this card as a resource is destroyed.”</text:p>
        </text:list-item>
        <text:list-item>
          <text:p text:style-name="P22">“Activate when this card in your hand is destroyed.”</text:p>
        </text:list-item>
        <text:list-item>
          <text:p text:style-name="P22">“Activate when this card in your deck is destroyed.”</text:p>
        </text:list-item>
        <text:list-item>
          <text:p text:style-name="P27">“Activate when another of your cards in play is destroyed.”</text:p>
        </text:list-item>
        <text:list-item>
          <text:p text:style-name="P27">“Activate when a card in your hand is destroyed.”</text:p>
        </text:list-item>
        <text:list-item>
          <text:p text:style-name="P27">“Activate when a card in your deck is destroyed.”</text:p>
        </text:list-item>
        <text:list-item>
          <text:p text:style-name="P27">“<text:span text:style-name="T30">Activate when you take damage.”</text:span></text:p>
        </text:list-item>
      </text:list>
      <text:p text:style-name="P18">Activation Costs</text:p>
      <text:p text:style-name="P4">Activation costs serve to reduce the resource cost of an ability by “paying” in other ways. <text:span text:style-name="T29">Only one activation cost can be used per ability.</text:span></text:p>
      <text:list xml:id="list8300040416529320829" text:style-name="L4">
        <text:list-item>
          <text:p text:style-name="P41">“<text:span text:style-name="T14">Remove [x] counters from this card.” (2x)</text:span></text:p>
        </text:list-item>
        <text:list-item>
          <text:p text:style-name="P28">“Pay [x] hitpoints.” (x)</text:p>
        </text:list-item>
        <text:list-item>
          <text:p text:style-name="P28">“<text:span text:style-name="T25">Exhaust [x] unexhausted cards in play.” (2x)</text:span></text:p>
        </text:list-item>
        <text:list-item>
          <text:p text:style-name="P30">“Sacrifice [x] cards on the top of your deck.” <text:span text:style-name="T17">(2x)</text:span></text:p>
        </text:list-item>
        <text:list-item>
          <text:p text:style-name="P30">“Sacrifice [x] random cards in your hand.” <text:span text:style-name="T17">(3x)</text:span></text:p>
        </text:list-item>
        <text:list-item>
          <text:p text:style-name="P29">“Sacrifice [x] cards in play.” <text:span text:style-name="T17">(4x)</text:span></text:p>
        </text:list-item>
        <text:list-item>
          <text:p text:style-name="P29">“<text:span text:style-name="T27">Sacrifice [x] cards in play chosen by an opponent of your choice.” (6x)</text:span></text:p>
        </text:list-item>
      </text:list>
      <text:p text:style-name="P19">Target Selections</text:p>
      <text:p text:style-name="P5">Target selections are necessary for some effects to work. They serve to designate what cards an effect is used on. <text:span text:style-name="T29">Only one target selection can be used per ability.</text:span></text:p>
      <text:list xml:id="list6520269972064993164" text:style-name="L5">
        <text:list-item>
          <text:p text:style-name="P44">“Target this card.” <text:span text:style-name="T17">(0)</text:span></text:p>
        </text:list-item>
        <text:list-item>
          <text:p text:style-name="P24">“<text:span text:style-name="T15">Target up to [x] cards in play.” (x)</text:span></text:p>
        </text:list-item>
        <text:list-item>
          <text:p text:style-name="P42">“<text:span text:style-name="T15">Target up to [x] resources.” (x)</text:span></text:p>
        </text:list-item>
        <text:list-item>
          <text:p text:style-name="P31">“<text:span text:style-name="T25">Target up to [x] exhausted cards in play.” (x/2)</text:span></text:p>
        </text:list-item>
        <text:list-item>
          <text:p text:style-name="P43">“<text:span text:style-name="T15">Target up to [x] cards in play selected by an opponent of your choice.” (x/2)</text:span></text:p>
        </text:list-item>
        <text:list-item>
          <text:p text:style-name="P32">“<text:span text:style-name="T20">Target up to [x] cards in the current chain.” (x/2)</text:span></text:p>
        </text:list-item>
        <text:list-item>
          <text:p text:style-name="P32">“<text:span text:style-name="T23">Target up to [x] cards in your hand.” (x)</text:span></text:p>
        </text:list-item>
        <text:list-item>
          <text:p text:style-name="P33">“Target up to [x] cards in one player's hand randomly.” <text:span text:style-name="T18">(2x)</text:span></text:p>
        </text:list-item>
        <text:list-item>
          <text:p text:style-name="P33">“Target up to [x] cards on the top of one player's deck.” <text:span text:style-name="T18">(2x)</text:span></text:p>
        </text:list-item>
        <text:list-item>
          <text:p text:style-name="P33">“Target up to [x] cards in <text:span text:style-name="T23">your graveyard</text:span>.” <text:span text:style-name="T18">(2x)</text:span></text:p>
        </text:list-item>
        <text:list-item>
          <text:p text:style-name="P33">“<text:span text:style-name="T22">Target up to [x] cards in one player's graveyard randomly.” (x)</text:span></text:p>
        </text:list-item>
      </text:list>
      <text:p text:style-name="P20">Effects</text:p>
      <text:p text:style-name="P6">Effects are the main component of abilities, and at least one is required for any given ability.</text:p>
      <text:list xml:id="list7872764112162156540" text:style-name="L6">
        <text:list-item>
          <text:p text:style-name="P45">“Place one counter <text:span text:style-name="T27">each</text:span> on <text:span text:style-name="T27">up to [x]</text:span> target<text:span text:style-name="T27">s</text:span>.” <text:span text:style-name="T17">(x)</text:span></text:p>
        </text:list-item>
        <text:list-item>
          <text:p text:style-name="P34">“See <text:span text:style-name="T27">up to [x]</text:span> targets.” <text:span text:style-name="T17">(2x)</text:span></text:p>
        </text:list-item>
        <text:list-item>
          <text:p text:style-name="P35">“<text:span text:style-name="T21">Exhaust</text:span> <text:span text:style-name="T27">up to [x]</text:span> targets.” (3<text:span text:style-name="T27">x</text:span>)</text:p>
        </text:list-item>
        <text:list-item>
          <text:p text:style-name="P35">“<text:span text:style-name="T24">Send up to [x] targets to the resource zone of their owners.” (2x)</text:span></text:p>
        </text:list-item>
        <text:list-item>
          <text:p text:style-name="P25">“<text:span text:style-name="T16">Destroy up to [x] targets.” (8x)</text:span></text:p>
        </text:list-item>
        <text:list-item>
          <text:p text:style-name="P36">“Increase targets<text:span text:style-name="T27">'</text:span> offense by <text:span text:style-name="T27">a total of</text:span> [x].” <text:span text:style-name="T17">(x)</text:span></text:p>
        </text:list-item>
        <text:list-item>
          <text:p text:style-name="P36">“Increase targets<text:span text:style-name="T27">'</text:span> defense by <text:span text:style-name="T27">a total of</text:span> [x].” <text:span text:style-name="T17">(x/5)</text:span></text:p>
        </text:list-item>
        <text:list-item>
          <text:p text:style-name="P36">“Decrease targets<text:span text:style-name="T27">'</text:span> offense by <text:span text:style-name="T27">a total of</text:span> [x].” <text:span text:style-name="T17">(x)</text:span></text:p>
        </text:list-item>
        <text:list-item>
          <text:p text:style-name="P36">“Inflict <text:span text:style-name="T27">a total of</text:span> [x] damage to targets.” <text:span text:style-name="T17">(x/2)</text:span></text:p>
        </text:list-item>
        <text:list-item>
          <text:p text:style-name="P36">“Summon or cast <text:span text:style-name="T27">up to [x]</text:span> target cards <text:span text:style-name="T24">that are not in play</text:span> (paying the usual costs).” <text:span text:style-name="T17">(3x)</text:span></text:p>
        </text:list-item>
        <text:list-item>
          <text:p text:style-name="P36">“Place <text:span text:style-name="T27">up to [x]</text:span> targets on top of owner's deck in any order.” <text:span text:style-name="T17">(2x)</text:span></text:p>
        </text:list-item>
        <text:list-item>
          <text:p text:style-name="P37">“Draw [x] cards.” <text:span text:style-name="T17">(4x)</text:span></text:p>
        </text:list-item>
        <text:list-item>
          <text:p text:style-name="P37">“Increase your hitpoints by [x].” <text:span text:style-name="T17">(2x)</text:span></text:p>
        </text:list-item>
        <text:list-item>
          <text:p text:style-name="P37">“Inflict [x] damage to any one player.” <text:span text:style-name="T17">(x/2)</text:span></text:p>
        </text:list-item>
        <text:list-item>
          <text:p text:style-name="P38">“Negate<text:span text:style-name="T27"> attack of up to [x]</text:span> targets.” <text:span text:style-name="T17">(5x)</text:span></text:p>
        </text:list-item>
        <text:list-item>
          <text:p text:style-name="P38">“Negate<text:span text:style-name="T27"> </text:span>activated effect <text:span text:style-name="T27">of up to [x] targets</text:span>.” <text:span text:style-name="T17">(5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5-27T01:13:01.064247690</dc:date>
    <dc:creator>Julie </dc:creator>
    <meta:editing-duration>PT18H56M28S</meta:editing-duration>
    <meta:editing-cycles>44</meta:editing-cycles>
    <meta:generator>LibreOffice/4.2.8.2$Linux_X86_64 LibreOffice_project/420m0$Build-2</meta:generator>
    <meta:document-statistic meta:table-count="0" meta:image-count="0" meta:object-count="0" meta:page-count="6" meta:paragraph-count="80" meta:word-count="1184" meta:character-count="6643" meta:non-whitespace-character-count="5590"/>
  </office:meta>
</office:document-meta>
</file>